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list-style-name="LFO2" style:family="paragraph"/>
    <style:style style:name="T5" style:parent-style-name="DefaultParagraphFont" style:family="text">
      <style:text-properties style:font-name="Times New Roman" style:font-name-complex="Times New Roman" fo:color="#000000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000000" style:letter-kerning="false" style:language-complex="ar" style:country-complex="SA"/>
    </style:style>
    <style:style style:name="T7" style:parent-style-name="Hyperlink" style:family="text">
      <style:text-properties style:font-name="Times New Roman" style:font-name-asian="Times New Roman" style:font-name-complex="Times New Roman" fo:color="#000000" style:letter-kerning="false" style:language-complex="ar" style:country-complex="SA"/>
    </style:style>
    <style:style style:name="P8" style:parent-style-name="Standard" style:list-style-name="LFO2" style:family="paragraph"/>
    <style:style style:name="T9" style:parent-style-name="DefaultParagraphFont" style:family="text">
      <style:text-properties style:font-name="Times New Roman" style:font-name-asian="Times New Roman" style:font-name-complex="Times New Roman" fo:color="#000000" style:letter-kerning="false" style:language-complex="ar" style:country-complex="SA"/>
    </style:style>
    <style:style style:name="T10" style:parent-style-name="Hyperlink" style:family="text">
      <style:text-properties style:font-name="Times New Roman" style:font-name-asian="Times New Roman" style:font-name-complex="Times New Roman" fo:color="#000000" style:letter-kerning="false" style:language-complex="ar" style:country-complex="SA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0" style:letter-kerning="false" style:language-complex="ar" style:country-complex="SA"/>
    </style:style>
    <style:style style:name="P12" style:parent-style-name="Standard" style:list-style-name="LFO2" style:family="paragraph"/>
    <style:style style:name="T13" style:parent-style-name="DefaultParagraphFont" style:family="text">
      <style:text-properties style:font-name="Times New Roman" style:font-name-asian="Times New Roman" style:font-name-complex="Times New Roman" fo:color="#000000" style:letter-kerning="false" style:language-complex="ar" style:country-complex="SA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paragraph-properties fo:text-indent="0.25in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margin-left="0.4923in">
        <style:tab-stops/>
      </style:paragraph-properties>
    </style:style>
    <style:style style:name="P23" style:parent-style-name="Standard" style:family="paragraph">
      <style:paragraph-properties fo:margin-left="0.4923in">
        <style:tab-stops/>
      </style:paragraph-properties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Standard" style:family="paragraph">
      <style:paragraph-properties fo:margin-left="0.4923in">
        <style:tab-stops/>
      </style:paragraph-properties>
    </style:style>
    <style:style style:name="P26" style:parent-style-name="Standard" style:family="paragraph">
      <style:paragraph-properties fo:margin-left="0.4923in">
        <style:tab-stops/>
      </style:paragraph-properties>
    </style:style>
    <style:style style:name="P27" style:parent-style-name="Standard" style:family="paragraph">
      <style:paragraph-properties fo:margin-left="0.4923in">
        <style:tab-stops/>
      </style:paragraph-properties>
    </style:style>
    <style:style style:name="P28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margin-left="0.4923in">
        <style:tab-stops/>
      </style:paragraph-properties>
    </style:style>
    <style:style style:name="P30" style:parent-style-name="Standard" style:family="paragraph">
      <style:paragraph-properties fo:margin-left="0.4923in">
        <style:tab-stops/>
      </style:paragraph-properties>
    </style:style>
    <style:style style:name="P31" style:parent-style-name="Standard" style:family="paragraph">
      <style:paragraph-properties fo:margin-left="0.4923in">
        <style:tab-stops/>
      </style:paragraph-properties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margin-left="0.4923in">
        <style:tab-stops/>
      </style:paragraph-properties>
    </style:style>
    <style:style style:name="P37" style:parent-style-name="Standard" style:family="paragraph">
      <style:paragraph-properties fo:margin-left="0.4923in">
        <style:tab-stops/>
      </style:paragraph-properties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P42" style:parent-style-name="Standard" style:family="paragraph">
      <style:paragraph-properties fo:margin-left="0.4923in">
        <style:tab-stops/>
      </style:paragraph-properties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P44" style:parent-style-name="Standard" style:family="paragraph">
      <style:paragraph-properties fo:margin-left="0.4923in">
        <style:tab-stops/>
      </style:paragraph-properties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family="paragraph">
      <style:paragraph-properties fo:margin-left="0.4923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/>
    </style:style>
    <style:style style:name="P50" style:parent-style-name="Standard" style:family="paragraph">
      <style:paragraph-properties fo:margin-left="0.4923in">
        <style:tab-stops/>
      </style:paragraph-properties>
    </style:style>
    <style:style style:name="P51" style:parent-style-name="PreformattedText" style:family="paragraph">
      <style:paragraph-properties fo:margin-left="0.4923in">
        <style:tab-stops/>
      </style:paragraph-properties>
    </style:style>
    <style:style style:name="P52" style:parent-style-name="PreformattedText" style:family="paragraph">
      <style:paragraph-properties fo:margin-bottom="0.1965in" fo:margin-left="0.4923in">
        <style:tab-stops/>
      </style:paragraph-properties>
    </style:style>
  </office:automatic-styles>
  <office:body>
    <office:text text:use-soft-page-breaks="true">
      <text:p text:style-name="P1">Registration Instructions for<text:s/>a Ubuntu<text:s/>Linux Machine:</text:p>
      <text:p text:style-name="P2"/>
      <text:p text:style-name="P3">Basic Installation:</text:p>
      <text:p text:style-name="Standard"/>
      <text:p text:style-name="Standard">To only localize contacts using fieldtrip toolbox GUI, or img_pipe GUI, then follow these instructions:</text:p>
      <text:list text:style-name="LFO2" text:continue-numbering="true">
        <text:list-item>
          <text:p text:style-name="P4"><text:span text:style-name="T5">Install SPM</text:span><text:span text:style-name="T6"><text:s/>(preferably 12):<text:s/></text:span><text:a xlink:href="https://www.fil.ion.ucl.ac.uk/spm/software/spm12/" office:target-frame-name="_top" xlink:show="replace"><text:span text:style-name="T7">https://www.fil.ion.ucl.ac.uk/spm/software/spm12/</text:span></text:a></text:p>
        </text:list-item>
        <text:list-item>
          <text:p text:style-name="P8"><text:span text:style-name="T9">Install FieldTripToolbox: (</text:span><text:a xlink:href="http://www.fieldtriptoolbox.org/download/" office:target-frame-name="_top" xlink:show="replace"><text:span text:style-name="T10">http://www.fieldtriptoolbox.org/download/</text:span></text:a><text:span text:style-name="T11">)</text:span></text:p>
        </text:list-item>
        <text:list-item>
          <text:p text:style-name="P12"><text:span text:style-name="T13">(Optional) Install Img_Pipe from the Chang Lab at UCSF will come as a submodule in this git repo. This heavily handles ECoG data only.</text:span></text:p>
        </text:list-item>
      </text:list>
      <text:p text:style-name="P14"/>
      <text:p text:style-name="P15">Entire Installation:</text:p>
      <text:p text:style-name="Standard"/>
      <text:p text:style-name="P16">(<text:a xlink:href="https://github.com/adam2392/neuroimg_pipeline" office:target-frame-name="_top" xlink:show="replace">https://github.com/adam2392/neuroimg_pipeline</text:a>) Pipline Installation Instructions</text:p>
      <text:p text:style-name="P17"/>
      <text:p text:style-name="P18"/>
      <text:p text:style-name="P19">Starting the Localization</text:p>
      <text:p text:style-name="Standard"/>
      <text:p text:style-name="P20">Running Pipeline:</text:p>
      <text:p text:style-name="Standard"/>
      <text:p text:style-name="Standard">For additional details refer to README on github.<text:s/></text:p>
      <text:p text:style-name="Standard"/>
      <text:list text:style-name="LFO1" text:continue-numbering="true">
        <text:list-item>
          <text:p text:style-name="P21">(Optional) Connecting to the Server (if you do not see a connection already)</text:p>
        </text:list-item>
      </text:list>
      <text:p text:style-name="P22"/>
      <text:p text:style-name="P23">Go to<text:s/><text:span text:style-name="T24">Files</text:span><text:s/>and on the left tab there should be “+ Other Locations.”</text:p>
      <text:p text:style-name="P25">Go to ncsl and you will be asked for the Username and Password.</text:p>
      <text:p text:style-name="P26">Choose to save password settings as long as you prefer.</text:p>
      <text:p text:style-name="P27">The ncsl window should pop up.</text:p>
      <text:p text:style-name="Standard"/>
      <text:list text:style-name="LFO1" text:continue-numbering="true">
        <text:list-item>
          <text:p text:style-name="P28">Aligning the CT and T1 (if not done already)</text:p>
        </text:list-item>
      </text:list>
      <text:p text:style-name="P29"/>
      <text:p text:style-name="P30">Open a Terminal window.</text:p>
      <text:p text:style-name="P31">If not in the environment already, enter the Anaconda environment<text:s/><text:span text:style-name="T32">registration_env.<text:s/></text:span>If you are in it you should see (base)<text:s/><text:a xlink:href="mailto:ksr@ss01" office:target-frame-name="_top" xlink:show="replace">ksr@ss001</text:a>: before each line.</text:p>
      <text:p text:style-name="P33"/>
      <text:p text:style-name="P34"/>
      <text:list text:style-name="LFO1" text:continue-numbering="true">
        <text:list-item>
          <text:p text:style-name="P35">Changing the config (for your files):</text:p>
        </text:list-item>
      </text:list>
      <text:p text:style-name="P36"/>
      <text:p text:style-name="P37">Go to<text:s/><text:span text:style-name="T38">/home/ksr/Desktop/contact_localization,</text:span><text:s/>and there should be folder<text:s/><text:span text:style-name="T39">raw<text:s/></text:span>and<text:s/><text:span text:style-name="T40">freesurfer_output.</text:span></text:p>
      <text:p text:style-name="P41"/>
      <text:p text:style-name="P42">In<text:s/><text:span text:style-name="T43">raw</text:span><text:s/>there should be folders called efriXX. (May change for other patient files)</text:p>
      <text:p text:style-name="P44">Within each patient folder is a<text:s/><text:span text:style-name="T45">premri</text:span><text:s/>and a<text:s/><text:span text:style-name="T46">postcti<text:s/></text:span>folder with dicoms (.dcm) image files.</text:p>
      <text:p text:style-name="P47"/>
      <text:p text:style-name="P48">Running the Image Registration:</text:p>
      <text:p text:style-name="P49">/home/ksr/Downloads/neuroimg_pipeline/pipeline</text:p>
      <text:p text:style-name="P50">Run snake make with:</text:p>
      <text:p text:style-name="P51"><text:span text:style-name="SourceText"><text:s text:c="2"/>snakemake -n # dry run</text:span></text:p>
      <text:soft-page-break/>
      <text:p text:style-name="P52"><text:span text:style-name="SourceText"><text:s text:c="2"/>snakemake # real run</text:span></text:p>
      <text:p text:style-name="Standard"/>
      <text:p text:style-name="Standard"/>
      <text:p text:style-name="Standard">Written by Cynthia Steinhardt (CRS), lasted editted by CRS 6/18, last edited by ALI 8/1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am Li</dc:creator>
    <meta:creation-date>2019-08-14T15:49:00Z</meta:creation-date>
    <dc:date>2019-08-14T15:51:00Z</dc:date>
    <meta:template xlink:href="Normal.dotm" xlink:type="simple"/>
    <meta:editing-cycles>3</meta:editing-cycles>
    <meta:editing-duration>PT240S</meta:editing-duration>
    <meta:document-statistic meta:page-count="2" meta:paragraph-count="3" meta:word-count="293" meta:character-count="1964" meta:row-count="13" meta:non-whitespace-character-count="1674"/>
  </office:meta>
</office:document-meta>
</file>